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Verdana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a398" officeooo:paragraph-rsid="000ea39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8c657"/>
    </style:style>
    <style:style style:name="P4" style:family="paragraph" style:parent-style-name="Standard" style:list-style-name="L1">
      <style:text-properties officeooo:paragraph-rsid="001b43ba"/>
    </style:style>
    <style:style style:name="P5" style:family="paragraph" style:parent-style-name="Standard" style:list-style-name="L1">
      <style:text-properties officeooo:paragraph-rsid="001b683b"/>
    </style:style>
    <style:style style:name="P6" style:family="paragraph" style:parent-style-name="Standard" style:list-style-name="L1">
      <style:text-properties officeooo:paragraph-rsid="001b78a5"/>
    </style:style>
    <style:style style:name="P7" style:family="paragraph" style:parent-style-name="Standard" style:list-style-name="L1">
      <style:text-properties officeooo:paragraph-rsid="001d47b9"/>
    </style:style>
    <style:style style:name="P8" style:family="paragraph" style:parent-style-name="Standard" style:list-style-name="L1">
      <style:text-properties fo:font-weight="bold" officeooo:rsid="000ea398" officeooo:paragraph-rsid="000ea398" style:font-weight-asian="bold" style:font-weight-complex="bold"/>
    </style:style>
    <style:style style:name="P9" style:family="paragraph" style:parent-style-name="Standard" style:list-style-name="L1">
      <style:text-properties fo:font-weight="bold" officeooo:rsid="000ea398" officeooo:paragraph-rsid="001cc955" style:font-weight-asian="bold" style:font-weight-complex="bold"/>
    </style:style>
    <style:style style:name="P10" style:family="paragraph" style:parent-style-name="Standard" style:list-style-name="L1">
      <style:text-properties fo:font-weight="bold" officeooo:rsid="000ea398" officeooo:paragraph-rsid="001d47b9" style:font-weight-asian="bold" style:font-weight-complex="bold"/>
    </style:style>
    <style:style style:name="P11" style:family="paragraph" style:parent-style-name="Standard" style:list-style-name="L1">
      <style:text-properties fo:font-weight="bold" officeooo:rsid="000ea398" officeooo:paragraph-rsid="001d892c" style:font-weight-asian="bold" style:font-weight-complex="bold"/>
    </style:style>
    <style:style style:name="P12" style:family="paragraph" style:parent-style-name="Standard" style:list-style-name="L1">
      <style:text-properties officeooo:rsid="000ea398" officeooo:paragraph-rsid="000fa951"/>
    </style:style>
    <style:style style:name="P13" style:family="paragraph" style:parent-style-name="Standard" style:list-style-name="L1">
      <style:text-properties officeooo:rsid="000ea398" officeooo:paragraph-rsid="001d892c"/>
    </style:style>
    <style:style style:name="P14" style:family="paragraph" style:parent-style-name="Standard" style:list-style-name="L1">
      <style:text-properties officeooo:rsid="000ea398" officeooo:paragraph-rsid="0020cd38"/>
    </style:style>
    <style:style style:name="P15" style:family="paragraph" style:parent-style-name="Standard" style:list-style-name="L1">
      <style:text-properties officeooo:rsid="000ea398" officeooo:paragraph-rsid="0022a122"/>
    </style:style>
    <style:style style:name="P16" style:family="paragraph" style:parent-style-name="Standard" style:list-style-name="L1">
      <style:text-properties officeooo:rsid="000ea398" officeooo:paragraph-rsid="002415eb"/>
    </style:style>
    <style:style style:name="P17" style:family="paragraph" style:parent-style-name="Standard" style:list-style-name="L1">
      <style:text-properties officeooo:rsid="000ea398" officeooo:paragraph-rsid="0025ef05"/>
    </style:style>
    <style:style style:name="P18" style:family="paragraph" style:parent-style-name="Standard" style:list-style-name="L1">
      <style:text-properties officeooo:rsid="000ea398" officeooo:paragraph-rsid="0027a3ae"/>
    </style:style>
    <style:style style:name="P19" style:family="paragraph" style:parent-style-name="Standard">
      <style:text-properties officeooo:rsid="000ea398" officeooo:paragraph-rsid="000ea398"/>
    </style:style>
    <style:style style:name="P20" style:family="paragraph" style:parent-style-name="Standard">
      <style:text-properties officeooo:rsid="000ea398" officeooo:paragraph-rsid="001d892c"/>
    </style:style>
    <style:style style:name="P21" style:family="paragraph" style:parent-style-name="Standard" style:list-style-name="L1">
      <style:text-properties officeooo:rsid="000fa951" officeooo:paragraph-rsid="000fa951"/>
    </style:style>
    <style:style style:name="P22" style:family="paragraph" style:parent-style-name="Standard" style:list-style-name="L1">
      <style:text-properties officeooo:rsid="001a9113" officeooo:paragraph-rsid="001a9113"/>
    </style:style>
    <style:style style:name="P23" style:family="paragraph" style:parent-style-name="Standard" style:list-style-name="L1">
      <style:text-properties officeooo:rsid="001b683b" officeooo:paragraph-rsid="001b683b"/>
    </style:style>
    <style:style style:name="P24" style:family="paragraph" style:parent-style-name="Standard" style:list-style-name="L1">
      <style:text-properties officeooo:rsid="001b78a5" officeooo:paragraph-rsid="001b78a5"/>
    </style:style>
    <style:style style:name="P25" style:family="paragraph" style:parent-style-name="Standard" style:list-style-name="L1">
      <style:text-properties fo:font-weight="normal" officeooo:rsid="001cc955" officeooo:paragraph-rsid="001cc955" style:font-weight-asian="normal" style:font-weight-complex="normal"/>
    </style:style>
    <style:style style:name="P26" style:family="paragraph" style:parent-style-name="Standard" style:list-style-name="L1">
      <style:text-properties officeooo:rsid="001d47b9" officeooo:paragraph-rsid="001d47b9"/>
    </style:style>
    <style:style style:name="P27" style:family="paragraph" style:parent-style-name="Standard" style:list-style-name="L1">
      <style:text-properties fo:font-size="14pt" fo:font-weight="bold" officeooo:rsid="000ea398" officeooo:paragraph-rsid="000ea398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fo:font-size="14pt" fo:font-weight="bold" officeooo:rsid="000ea398" officeooo:paragraph-rsid="001d892c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text-properties officeooo:rsid="0022a122" officeooo:paragraph-rsid="0022a122"/>
    </style:style>
    <style:style style:name="P30" style:family="paragraph" style:parent-style-name="Standard" style:list-style-name="L4">
      <style:text-properties officeooo:paragraph-rsid="0027a3ae"/>
    </style:style>
    <style:style style:name="P31" style:family="paragraph" style:parent-style-name="Standard" style:list-style-name="L5">
      <style:text-properties officeooo:paragraph-rsid="0027a3ae"/>
    </style:style>
    <style:style style:name="P32" style:family="paragraph" style:parent-style-name="Standard" style:list-style-name="L6">
      <style:text-properties officeooo:paragraph-rsid="0027a3ae"/>
    </style:style>
    <style:style style:name="P33" style:family="paragraph" style:parent-style-name="Standard" style:list-style-name="L1">
      <style:text-properties officeooo:rsid="00295b13" officeooo:paragraph-rsid="00295b13"/>
    </style:style>
    <style:style style:name="P34" style:family="paragraph" style:parent-style-name="Standard" style:list-style-name="L1">
      <style:text-properties officeooo:rsid="00295b13" officeooo:paragraph-rsid="002a22a4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weight="normal" officeooo:rsid="002a22a4" officeooo:paragraph-rsid="002a22a4" style:font-weight-asian="normal" style:font-weight-complex="normal"/>
    </style:style>
    <style:style style:name="P36" style:family="paragraph" style:parent-style-name="Standard" style:list-style-name="L1">
      <style:paragraph-properties fo:margin-left="1.251cm" fo:margin-right="0cm" fo:text-indent="0cm" style:auto-text-indent="false"/>
      <style:text-properties officeooo:rsid="000ea398" officeooo:paragraph-rsid="002415eb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weight="normal" officeooo:rsid="00295b13" officeooo:paragraph-rsid="00295b13" style:font-weight-asian="normal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weight="bold" officeooo:rsid="00295b13" officeooo:paragraph-rsid="00295b13" style:font-weight-asian="bold" style:font-weight-complex="bold"/>
    </style:style>
    <style:style style:name="P39" style:family="paragraph" style:parent-style-name="Standard">
      <style:paragraph-properties fo:margin-left="2.501cm" fo:margin-right="0cm" fo:text-indent="0cm" style:auto-text-indent="false"/>
      <style:text-properties officeooo:rsid="0027a3ae" officeooo:paragraph-rsid="0027a3ae"/>
    </style:style>
    <style:style style:name="P40" style:family="paragraph" style:parent-style-name="Standard">
      <style:paragraph-properties fo:margin-left="2.501cm" fo:margin-right="0cm" fo:text-indent="0cm" style:auto-text-indent="false"/>
      <style:text-properties fo:font-weight="normal" officeooo:rsid="00295b13" officeooo:paragraph-rsid="00295b13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weight="normal" officeooo:rsid="00295b13" officeooo:paragraph-rsid="00295b13" style:font-weight-asian="normal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weight="normal" officeooo:rsid="002a22a4" officeooo:paragraph-rsid="002a22a4" style:font-weight-asian="normal" style:font-weight-complex="normal"/>
    </style:style>
    <style:style style:name="P43" style:family="paragraph" style:parent-style-name="Standard" style:list-style-name="L1">
      <style:paragraph-properties fo:margin-left="2.501cm" fo:margin-right="0cm" fo:text-indent="-0.635cm" style:auto-text-indent="false"/>
      <style:text-properties fo:font-weight="normal" officeooo:rsid="001cc955" officeooo:paragraph-rsid="00295b13" style:font-weight-asian="normal" style:font-weight-complex="normal"/>
    </style:style>
    <style:style style:name="P44" style:family="paragraph" style:parent-style-name="Standard">
      <style:paragraph-properties fo:margin-left="2.501cm" fo:margin-right="0cm" fo:text-indent="0cm" style:auto-text-indent="false"/>
      <style:text-properties fo:font-weight="normal" officeooo:rsid="00295b13" officeooo:paragraph-rsid="00295b13" style:font-weight-asian="normal" style:font-weight-complex="normal"/>
    </style:style>
    <style:style style:name="P45" style:family="paragraph" style:parent-style-name="Preformatted_20_Text" style:list-style-name="L1">
      <style:text-properties style:use-window-font-color="true" style:font-name="Liberation Serif" fo:font-size="12pt" officeooo:rsid="001a9113" officeooo:paragraph-rsid="001a9113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P47" style:family="paragraph" style:parent-style-name="Preformatted_20_Text" style:list-style-name="L1">
      <style:paragraph-properties fo:margin-top="0cm" fo:margin-bottom="0cm" loext:contextual-spacing="false"/>
      <style:text-properties style:use-window-font-color="true" style:font-name="Liberation Serif" fo:font-size="12pt" officeooo:rsid="001a9113" officeooo:paragraph-rsid="001a9113" style:font-size-asian="12pt" style:font-size-complex="12pt"/>
    </style:style>
    <style:style style:name="P48" style:family="paragraph" style:parent-style-name="Preformatted_20_Text" style:list-style-name="L1">
      <style:paragraph-properties fo:margin-top="0cm" fo:margin-bottom="0cm" loext:contextual-spacing="false"/>
      <style:text-properties style:use-window-font-color="true" style:font-name="Liberation Serif" fo:font-size="12pt" officeooo:rsid="001a9113" officeooo:paragraph-rsid="00295b13" style:font-size-asian="12pt" style:font-size-complex="12pt"/>
    </style:style>
    <style:style style:name="P49" style:family="paragraph" style:parent-style-name="Preformatted_20_Text" style:list-style-name="L1">
      <style:paragraph-properties fo:margin-top="0cm" fo:margin-bottom="0cm" loext:contextual-spacing="false"/>
      <style:text-properties fo:color="#000099" style:font-name="Liberation Serif" fo:font-size="12pt" officeooo:rsid="001a9113" officeooo:paragraph-rsid="001a9113" style:font-name-asian="Nimbus Mono L" style:font-size-asian="12pt" style:font-name-complex="Liberation Mono" style:font-size-complex="12pt"/>
    </style:style>
    <style:style style:name="P50" style:family="paragraph" style:parent-style-name="Preformatted_20_Text" style:list-style-name="L1">
      <style:paragraph-properties fo:margin-top="0cm" fo:margin-bottom="0cm" loext:contextual-spacing="false"/>
      <style:text-properties style:font-name="Liberation Serif" fo:font-size="12pt" officeooo:rsid="001a9113" officeooo:paragraph-rsid="001a9113" style:font-size-asian="12pt" style:font-size-complex="12pt"/>
    </style:style>
    <style:style style:name="P51" style:family="paragraph" style:parent-style-name="Preformatted_20_Text">
      <style:paragraph-properties fo:margin-left="0cm" fo:margin-right="0cm" fo:text-indent="0cm" style:auto-text-indent="false"/>
      <style:text-properties fo:font-size="9pt" fo:font-weight="normal" officeooo:rsid="002a22a4" officeooo:paragraph-rsid="002a22a4" style:font-size-asian="9pt" style:font-weight-asian="normal" style:font-size-complex="9pt" style:font-weight-complex="normal"/>
    </style:style>
    <style:style style:name="T1" style:family="text">
      <style:text-properties officeooo:rsid="0018c657"/>
    </style:style>
    <style:style style:name="T2" style:family="text">
      <style:text-properties fo:color="#009900" fo:font-weight="bold" style:font-weight-asian="bold" style:font-weight-complex="bold"/>
    </style:style>
    <style:style style:name="T3" style:family="text">
      <style:text-properties fo:color="#009900" fo:font-weight="bold" officeooo:rsid="000fa951" style:font-weight-asian="bold" style:font-weight-complex="bold"/>
    </style:style>
    <style:style style:name="T4" style:family="text">
      <style:text-properties fo:color="#009900" fo:font-weight="bold" officeooo:rsid="0018c657" style:font-weight-asian="bold" style:font-weight-complex="bold"/>
    </style:style>
    <style:style style:name="T5" style:family="text">
      <style:text-properties fo:color="#009900" fo:font-weight="bold" officeooo:rsid="001b43ba" style:font-weight-asian="bold" style:font-weight-complex="bold"/>
    </style:style>
    <style:style style:name="T6" style:family="text">
      <style:text-properties fo:color="#009900" fo:font-weight="bold" officeooo:rsid="001b683b" style:font-weight-asian="bold" style:font-weight-complex="bold"/>
    </style:style>
    <style:style style:name="T7" style:family="text">
      <style:text-properties fo:color="#009900" fo:font-weight="bold" officeooo:rsid="001d47b9" style:font-weight-asian="bold" style:font-weight-complex="bold"/>
    </style:style>
    <style:style style:name="T8" style:family="text">
      <style:text-properties fo:color="#009900" fo:font-weight="bold" officeooo:rsid="001d892c" style:font-weight-asian="bold" style:font-weight-complex="bold"/>
    </style:style>
    <style:style style:name="T9" style:family="text">
      <style:text-properties fo:color="#009900" fo:font-weight="bold" officeooo:rsid="0020cd38" style:font-weight-asian="bold" style:font-weight-complex="bold"/>
    </style:style>
    <style:style style:name="T10" style:family="text">
      <style:text-properties fo:color="#009900" fo:font-weight="bold" officeooo:rsid="0022a122" style:font-weight-asian="bold" style:font-weight-complex="bold"/>
    </style:style>
    <style:style style:name="T11" style:family="text">
      <style:text-properties fo:color="#009900" fo:font-weight="bold" officeooo:rsid="002415eb" style:font-weight-asian="bold" style:font-weight-complex="bold"/>
    </style:style>
    <style:style style:name="T12" style:family="text">
      <style:text-properties fo:color="#009900" fo:font-weight="bold" officeooo:rsid="0025ef05" style:font-weight-asian="bold" style:font-weight-complex="bold"/>
    </style:style>
    <style:style style:name="T13" style:family="text">
      <style:text-properties fo:color="#009900" fo:font-weight="bold" officeooo:rsid="0027a3ae" style:font-weight-asian="bold" style:font-weight-complex="bold"/>
    </style:style>
    <style:style style:name="T14" style:family="text">
      <style:text-properties fo:color="#009900" officeooo:rsid="001d47b9"/>
    </style:style>
    <style:style style:name="T15" style:family="text">
      <style:text-properties fo:color="#009900" officeooo:rsid="001d892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ea398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c0c0c0"/>
    </style:style>
    <style:style style:name="T20" style:family="text">
      <style:text-properties fo:color="#ff0000"/>
    </style:style>
    <style:style style:name="T21" style:family="text">
      <style:text-properties style:use-window-font-color="true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color="#000099" fo:letter-spacing="normal" fo:font-style="normal" fo:font-weight="normal" style:font-name-asian="Nimbus Mono L" style:font-name-complex="Liberation Mono"/>
    </style:style>
    <style:style style:name="T24" style:family="text">
      <style:text-properties officeooo:rsid="001b43ba"/>
    </style:style>
    <style:style style:name="T25" style:family="text">
      <style:text-properties fo:color="#000099"/>
    </style:style>
    <style:style style:name="T26" style:family="text">
      <style:text-properties fo:color="#000099" style:font-name-asian="Nimbus Mono L" style:font-name-complex="Liberation Mono"/>
    </style:style>
    <style:style style:name="T27" style:family="text">
      <style:text-properties officeooo:rsid="001b683b"/>
    </style:style>
    <style:style style:name="T28" style:family="text">
      <style:text-properties officeooo:rsid="001b78a5"/>
    </style:style>
    <style:style style:name="T29" style:family="text">
      <style:text-properties officeooo:rsid="001cc95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d47b9" style:font-weight-asian="normal" style:font-weight-complex="normal"/>
    </style:style>
    <style:style style:name="T32" style:family="text">
      <style:text-properties fo:font-weight="normal" officeooo:rsid="001b683b" style:font-weight-asian="normal" style:font-weight-complex="normal"/>
    </style:style>
    <style:style style:name="T33" style:family="text">
      <style:text-properties fo:font-weight="normal" officeooo:rsid="000ea398" style:font-weight-asian="normal" style:font-weight-complex="normal"/>
    </style:style>
    <style:style style:name="T34" style:family="text">
      <style:text-properties fo:font-weight="normal" officeooo:rsid="001d892c" style:font-weight-asian="normal" style:font-weight-complex="normal"/>
    </style:style>
    <style:style style:name="T35" style:family="text">
      <style:text-properties fo:font-weight="normal" officeooo:rsid="0022a122" style:font-weight-asian="normal" style:font-weight-complex="normal"/>
    </style:style>
    <style:style style:name="T36" style:family="text">
      <style:text-properties officeooo:rsid="001d47b9"/>
    </style:style>
    <style:style style:name="T37" style:family="text">
      <style:text-properties officeooo:rsid="001d892c"/>
    </style:style>
    <style:style style:name="T38" style:family="text">
      <style:text-properties officeooo:rsid="000fa951"/>
    </style:style>
    <style:style style:name="T39" style:family="text">
      <style:text-properties officeooo:rsid="0027a3ae"/>
    </style:style>
    <style:style style:name="T40" style:family="text">
      <style:text-properties officeooo:rsid="00295b13"/>
    </style:style>
    <style:style style:name="T41" style:family="text">
      <style:text-properties fo:color="#008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44690408068514612" text:style-name="L1">
        <text:list-item>
          <text:p text:style-name="P27">Port Settings</text:p>
          <text:p text:style-name="P8"/>
          <text:list>
            <text:list-item>
              <text:p text:style-name="P13"><text:span text:style-name="T3">Baud rate, Data bit's, Stop bit's, Parity, Flow control</text:span> (handshake) <text:span text:style-name="T37">m</text:span>ust match exactly settings in your CNC control otherwise nothing or unreadable characters will be received. </text:p>
              <text:p text:style-name="P12"/>
            </text:list-item>
            <text:list-item>
              <text:p text:style-name="P13"><text:span text:style-name="T3">XON/XOFF</text:span> <text:span text:style-name="T38">– C</text:span>haracters are used only in EdytorNC (they are not passed to serial port) and if set they work in all Flow control modes.</text:p>
              <text:p text:style-name="P12"/>
            </text:list-item>
            <text:list-item>
              <text:p text:style-name="P21"><text:span text:style-name="T2">Auto close transmission dialogue</text:span> – <text:span text:style-name="T37">After sending or receiving dialogue will be closed automatically after this time.</text:span></text:p>
            </text:list-item>
          </text:list>
        </text:list-item>
      </text:list>
      <text:p text:style-name="P1"/>
      <text:p text:style-name="P1"/>
      <text:list xml:id="list194040995786303" text:continue-numbering="true" text:style-name="L1">
        <text:list-item>
          <text:p text:style-name="P28">Options – receiving</text:p>
          <text:p text:style-name="P13"><text:span text:style-name="T16"/></text:p>
          <text:list>
            <text:list-item>
              <text:p text:style-name="P13"><text:span text:style-name="T8">Remove white space at end of line</text:span><text:span text:style-name="T38"> – Remove white space added by some CNC controls at end of line.</text:span></text:p>
              <text:p text:style-name="P13"/>
            </text:list-item>
            <text:list-item>
              <text:p text:style-name="P13"><text:span text:style-name="T8">Remove empty lines</text:span><text:span text:style-name="T38"> – Remove empty lines.</text:span></text:p>
              <text:p text:style-name="P13"/>
            </text:list-item>
            <text:list-item>
              <text:p text:style-name="P13"><text:span text:style-name="T8">Delete control chars</text:span><text:span text:style-name="T38"> – Remove </text:span><text:a xlink:type="simple" xlink:href="https://en.wikipedia.org/wiki/ASCII" text:style-name="Internet_20_link" text:visited-style-name="Visited_20_Internet_20_Link"><text:span text:style-name="T38">ASCII</text:span></text:a><text:span text:style-name="T38"> </text:span><text:a xlink:type="simple" xlink:href="https://en.wikipedia.org/wiki/ASCII#ASCII_control_characters" text:style-name="Internet_20_link" text:visited-style-name="Visited_20_Internet_20_Link"><text:span text:style-name="T38">control characters</text:span></text:a><text:span text:style-name="T38"> (usually not printable).</text:span></text:p>
            </text:list-item>
          </text:list>
        </text:list-item>
      </text:list>
      <text:p text:style-name="P20"/>
      <text:list xml:id="list194041028925266" text:continue-numbering="true" text:style-name="L1">
        <text:list-item>
          <text:list>
            <text:list-item>
              <text:p text:style-name="P15"><text:span text:style-name="T10">End of receiving</text:span><text:span text:style-name="T38"> – Receiving will be ended and received data become processed and/or auto close timer will be started when (which one first):</text:span></text:p>
              <text:list>
                <text:list-item>
                  <text:p text:style-name="P14"><text:span text:style-name="T9">Time out</text:span><text:span text:style-name="T38"> – This timer is started after receiving first character and it is reset every next character received. If transmission stops for time longer than set receiving will be ended.</text:span></text:p>
                </text:list-item>
                <text:list-item>
                  <text:p text:style-name="P15"><text:span text:style-name="T10">End of program characters</text:span><text:span text:style-name="T38"> – </text:span><text:a xlink:type="simple" xlink:href="http://doc.qt.io/qt-5/qregexp.html" text:style-name="Internet_20_link" text:visited-style-name="Visited_20_Internet_20_Link"><text:span text:style-name="T31">Regular expression</text:span></text:a><text:span text:style-name="T31"> </text:span><text:span text:style-name="T35">used to detect end of program.</text:span></text:p>
                  <text:p text:style-name="P29"><text:span text:style-name="T30">Example:</text:span></text:p>
                  <text:p text:style-name="P29"><text:span text:style-name="T30">(M30|M02|M2|M99)[\n\r\s]{1,}%</text:span></text:p>
                </text:list-item>
              </text:list>
            </text:list-item>
          </text:list>
        </text:list-item>
      </text:list>
      <text:p text:style-name="P1"/>
      <text:p text:style-name="P1"/>
      <text:list xml:id="list194040963307596" text:continue-numbering="true" text:style-name="L1">
        <text:list-item>
          <text:p text:style-name="P27">Options – sending</text:p>
        </text:list-item>
      </text:list>
      <text:p text:style-name="P1"/>
      <text:list xml:id="list194039701517796" text:continue-numbering="true" text:style-name="L1">
        <text:list-item>
          <text:list>
            <text:list-item>
              <text:p text:style-name="P16"><text:span text:style-name="T11">Start delay</text:span><text:span text:style-name="T38"> – Before sending program waits for (which one first):</text:span></text:p>
              <text:list>
                <text:list-item>
                  <text:p text:style-name="P16"><text:span text:style-name="T11">Wait for CTS</text:span><text:span text:style-name="T38"> – Wait for hardware Clear To Send signal.</text:span></text:p>
                </text:list-item>
                <text:list-item>
                  <text:p text:style-name="P16"><text:span text:style-name="T11">Wait for XON</text:span><text:span text:style-name="T38"> – Wait for XON character.</text:span></text:p>
                </text:list-item>
                <text:list-item>
                  <text:p text:style-name="P17"><text:span text:style-name="T11">Start sending after </text:span><text:span text:style-name="T38"><text:s/>– Waiting for the time to expire.</text:span></text:p>
                </text:list-item>
              </text:list>
              <text:p text:style-name="P36"/>
            </text:list-item>
            <text:list-item>
              <text:p text:style-name="P18"><text:span text:style-name="T12">Send at start</text:span><text:span text:style-name="T38"> – Add text at the beginning of the file.</text:span></text:p>
              <text:p text:style-name="P18"><text:span text:style-name="T38">You can write here:</text:span></text:p>
            </text:list-item>
          </text:list>
        </text:list-item>
      </text:list>
      <text:list xml:id="list6355276469593264674" text:style-name="L4">
        <text:list-item>
          <text:p text:style-name="P30"><text:span text:style-name="T39">Plain text</text:span></text:p>
        </text:list-item>
      </text:list>
      <text:list xml:id="list4200773411579869665" text:style-name="L5">
        <text:list-item>
          <text:p text:style-name="P31"><text:span text:style-name="T39">Hex codes of ASCII characters.</text:span></text:p>
        </text:list-item>
      </text:list>
      <text:p text:style-name="P39"><text:tab/>Example: </text:p>
      <text:p text:style-name="P39"><text:tab/>% 0x0A 0x0D - % and new line characters</text:p>
      <text:p text:style-name="P39"><text:tab/>0x20 0x0A 0x0D – space character and new line characters</text:p>
      <text:p text:style-name="P39"><text:tab/>Space and control characters can only be written as hex numbers:</text:p>
      <text:p text:style-name="P39"><text:tab/>0x20 (space), 0x13 (XOFF), 0x11 (XON)...</text:p>
      <text:list xml:id="list4095503747767264460" text:style-name="L6">
        <text:list-item>
          <text:p text:style-name="P32"><text:span text:style-name="T39">Special characters codes can be used:</text:span></text:p>
        </text:list-item>
      </text:list>
      <text:p text:style-name="P39"><text:tab/>LF – Line Feed also Carrige Return (replaced later by end of block <text:soft-page-break/>characters)</text:p>
      <text:p text:style-name="P39"><text:tab/>SP – <text:tab/>Space</text:p>
      <text:p text:style-name="P39"><text:tab/>TAB – Tabulation</text:p>
      <text:p text:style-name="P39"><text:tab/>FN – <text:tab/>File name without extension</text:p>
      <text:p text:style-name="P39"><text:tab/>FE – <text:tab/>File name Extension (part after dot)</text:p>
      <text:p text:style-name="P39"><text:tab/>FA – <text:tab/>File name extension Appended at end of file name (part after _ character and before dot)</text:p>
      <text:list xml:id="list194039620508689" text:continue-list="list194039701517796" text:style-name="L1">
        <text:list-item>
          <text:list>
            <text:list-header>
              <text:p text:style-name="P16"/>
            </text:list-header>
            <text:list-item>
              <text:p text:style-name="P17"><text:span text:style-name="T12">Send at end</text:span><text:span text:style-name="T38"> – Add text at the end of the file.</text:span></text:p>
              <text:p text:style-name="P16"/>
            </text:list-item>
            <text:list-item>
              <text:p text:style-name="P16"><text:span text:style-name="T12">End of block characters</text:span><text:span text:style-name="T38"> – Select end of block (line) characters.</text:span></text:p>
              <text:p text:style-name="P16"/>
            </text:list-item>
            <text:list-item>
              <text:p text:style-name="P16"><text:span text:style-name="T13">Delay before sending next block</text:span><text:span text:style-name="T38"> – Wait set time before sending next program block (line). Useful for slow CNC controls.</text:span></text:p>
              <text:p text:style-name="P16"/>
            </text:list-item>
            <text:list-item>
              <text:p text:style-name="P16"><text:span text:style-name="T13">Send time out</text:span><text:span text:style-name="T38"> – After this time transmission will be cancelled. Timer starts after sending first character.</text:span></text:p>
              <text:p text:style-name="P16"/>
            </text:list-item>
            <text:list-item>
              <text:p text:style-name="P16"><text:span text:style-name="T8">Remove </text:span><text:span text:style-name="T13">characters before %</text:span><text:span text:style-name="T38"> – Remove characters from beginning of the file to percent sign.</text:span></text:p>
              <text:p text:style-name="P16"/>
            </text:list-item>
          </text:list>
        </text:list-item>
      </text:list>
      <text:p text:style-name="P1"/>
      <text:p text:style-name="P1"/>
      <text:list xml:id="list194040046341080" text:continue-numbering="true" text:style-name="L1">
        <text:list-item>
          <text:p text:style-name="P27">Auto save</text:p>
          <text:p text:style-name="P8"/>
          <text:p text:style-name="P2">This function is used to auto<text:span text:style-name="T1">matically</text:span> save received program.</text:p>
          <text:p text:style-name="P2"/>
          <text:list>
            <text:list-item>
              <text:p text:style-name="P2"><text:span text:style-name="T2">Save path</text:span><text:span text:style-name="T16"> </text:span>– <text:span text:style-name="T24">S</text:span>et path to directory where received files will be saved. It is recommended to use different path than <text:span text:style-name="T1">for</text:span> files to send.</text:p>
              <text:p text:style-name="P2"/>
            </text:list-item>
            <text:list-item>
              <text:p text:style-name="P2"><text:span text:style-name="T4">Default</text:span><text:span text:style-name="T2"> extension</text:span> – <text:span text:style-name="T24">D</text:span>efault file extension for saved files</text:p>
              <text:p text:style-name="P2"/>
            </text:list-item>
            <text:list-item>
              <text:p text:style-name="P2"><text:span text:style-name="T4">Build-in</text:span><text:span text:style-name="T2"> name </text:span><text:span text:style-name="T4">detection</text:span> – <text:span text:style-name="T24">P</text:span>rogram name will be <text:span text:style-name="T24">detected using build-in expressions and then </text:span>used as file name.</text:p>
              <text:p text:style-name="P22">Regular expressions used:</text:p>
              <text:list>
                <text:list-item>
                  <text:p text:style-name="P45"><text:span text:style-name="T25">New SINUMERIK (like 840D)</text:span> <text:s text:c="4"/></text:p>
                  <text:p text:style-name="P45">%_N_[a-zA-Z0-9_]{1,31}_(MPF|SPF|TEA|COM|PLC|DEF|INI)</text:p>
                </text:list-item>
                <text:list-item>
                  <text:p text:style-name="P47"><text:span text:style-name="T26">OKUMA OSP</text:span> </text:p>
                  <text:p text:style-name="P47">\$[A-Z]{1,1}[A-Z0-9_-]{1,}\.(MIN|SSB|SDF|TOP|LIB|SUB|MSB)[%]{0,1}</text:p>
                </text:list-item>
                <text:list-item>
                  <text:p text:style-name="P48"><text:span text:style-name="T26">Fanuc</text:span> (<text:span text:style-name="T40">colon character (:) is always replaced by letter 'O'</text:span>)</text:p>
                  <text:p text:style-name="P47">(?:\n|\r)(O|:)[0-9]{1,}</text:p>
                </text:list-item>
                <text:list-item>
                  <text:p text:style-name="P47"><text:span text:style-name="T26">Old Sinumerik (like 810M)</text:span> <text:s/></text:p>
                  <text:p text:style-name="P47">%\b(MPF|SPF|TEA)[\s]{0,3}[0-9]{1,4}\b</text:p>
                </text:list-item>
                <text:list-item>
                  <text:p text:style-name="P49"><text:span text:style-name="T22">HEIDENHAIN</text:span> ISO</text:p>
                  <text:p text:style-name="P47">%[a-zA-Z0-9_]{1,30}(\s)</text:p>
                </text:list-item>
                <text:list-item>
                  <text:p text:style-name="P49"><text:span text:style-name="T22">HEIDENHAIN</text:span></text:p>
                  <text:p text:style-name="P50"><text:span text:style-name="T21">(BEGIN)(\sPGM\s)[a-zA-Z0-9_-+*]{1,}(\sMM|\sINCH)</text:span></text:p>
                </text:list-item>
                <text:list-item>
                  <text:p text:style-name="P47"><text:span text:style-name="T23">Philips</text:span><text:span text:style-name="T26"> </text:span><text:s text:c="7"/></text:p>
                  <text:p text:style-name="P47">%PM[\s]{1,}N[0-9]{4,4}</text:p>
                  <text:p text:style-name="P2"><text:span text:style-name="T20"/></text:p>
                </text:list-item>
              </text:list>
            </text:list-item>
            <text:list-item>
              <text:p text:style-name="P3"><text:span text:style-name="T2">User expression</text:span> – <text:s/><text:span text:style-name="T24">User defined expression is used </text:span>to find <text:span text:style-name="T24">file </text:span>name in program (e.g. <text:soft-page-break/><text:span text:style-name="T1">written in comment (O1234.CNC))</text:span>.</text:p>
              <text:p text:style-name="P23">Examples:</text:p>
              <text:list>
                <text:list-item>
                  <text:p text:style-name="P23">Fanuc like program name <text:span text:style-name="T28">(e.g. O1234 or :1234) four digits long</text:span> <text:span text:style-name="T28">with extension (e.g. .NC or .A or .B) </text:span>written in parenthesis </text:p>
                  <text:p text:style-name="P23">\((O|:){0,1}[0-9]{4,4}\.(NC|A|B){1,1}\)</text:p>
                </text:list-item>
                <text:list-item>
                  <text:p text:style-name="P24">Only four digits program name in <text:s/><text:span text:style-name="T27">parenthesis</text:span></text:p>
                  <text:p text:style-name="P24">\([0-9]{4,4}\)</text:p>
                </text:list-item>
                <text:list-item>
                  <text:p text:style-name="P24">to match <text:span text:style-name="T27">parenthesis </text:span></text:p>
                  <text:p text:style-name="P24">\( some text \)</text:p>
                </text:list-item>
                <text:list-item>
                  <text:p text:style-name="P24">to match letters </text:p>
                  <text:p text:style-name="P24">[A-Z]{min amount, max amount} e.g. [A-Z]{1, 10} match minimum one letter and maximum 10</text:p>
                </text:list-item>
                <text:list-item>
                  <text:p text:style-name="P24">to match letters, digits and other characters</text:p>
                  <text:p text:style-name="P24">[A-Z0-9,;-]{min amount, max amount} e.g. [A-Z]{2, 5} match minimum two letters and/or digits and/or ,;- and maximum 5</text:p>
                </text:list-item>
                <text:list-item>
                  <text:p text:style-name="P24">to match some text</text:p>
                  <text:p text:style-name="P24">(ABC|DEF) matches text ABC or DEF</text:p>
                </text:list-item>
                <text:list-item>
                  <text:p text:style-name="P26">In EdytorNC you can test regular expression in menu Tools →function Clean up</text:p>
                </text:list-item>
                <text:list-item>
                  <text:p text:style-name="P6"><text:a xlink:type="simple" xlink:href="http://doc.qt.io/qt-5/qregexp.html" text:style-name="Internet_20_link" text:visited-style-name="Visited_20_Internet_20_Link"><text:span text:style-name="T29">More information about Qt5 regular expression</text:span></text:a></text:p>
                </text:list-item>
                <text:list-item>
                  <text:p text:style-name="P33">colon character (:) is always replaced by letter 'O'</text:p>
                </text:list-item>
                <text:list-item>
                  <text:p text:style-name="P34">( ) [ ] , * ; <text:s/>characters are removed from detected file name</text:p>
                </text:list-item>
              </text:list>
              <text:p text:style-name="P3"/>
            </text:list-item>
            <text:list-item>
              <text:p text:style-name="P2"><text:span text:style-name="T2">Use program name extension as file extension</text:span> – <text:span text:style-name="T24">I</text:span>f detected file name contains "extension" (e.g. <text:span text:style-name="T18">MPF</text:span> in %_N_PR25475002_MPF, <text:span text:style-name="T18">MIN</text:span> in $O0004.MIN% or <text:span text:style-name="T18">MPF</text:span> in %MPF456...) it will be used as extension of saved file. Setting "<text:span text:style-name="T1">Default</text:span> extension" will be ignored.</text:p>
              <text:p text:style-name="P2"><text:span text:style-name="T2"/></text:p>
            </text:list-item>
            <text:list-item>
              <text:p text:style-name="P2"><text:span text:style-name="T2">Remove letters from file name</text:span> – Letters in detected file name will be removed (only digits will be left). If in result file name becomes empty, version with letters will be used.</text:p>
              <text:p text:style-name="P2"/>
            </text:list-item>
            <text:list-item>
              <text:p text:style-name="P3"><text:span text:style-name="T4">Change file name to lower case</text:span> – <text:span text:style-name="T1">Letters in file name will be in lower case (useful for case sensitive file systems).</text:span></text:p>
              <text:p text:style-name="P3"/>
            </text:list-item>
            <text:list-item>
              <text:p text:style-name="P4"><text:span text:style-name="T2">Append extension at end</text:span> – If detected file name contains "extension" (e.g. <text:span text:style-name="T18">MPF</text:span> in %_N_PR25475002_MPF, <text:span text:style-name="T18">MIN</text:span> in $O0004.MIN% or <text:span text:style-name="T18">MPF</text:span> in <text:s/>%MPF456...) it will be used as part of file name. At end of the file name after character '_' <text:s/>(e.g. O0004_MIN.nc). <text:span text:style-name="T1">Default</text:span> file extension will be used.</text:p>
              <text:p text:style-name="P4"/>
            </text:list-item>
            <text:list-item>
              <text:p text:style-name="P4"><text:span text:style-name="T5">Split programs</text:span> – <text:span text:style-name="T24">If received data will contain more than one CNC program they will be saved in independent files. Data loss can happened if detection of program name fails.</text:span></text:p>
              <text:p text:style-name="P4"/>
            </text:list-item>
            <text:list-item>
              <text:p text:style-name="P4"><text:span text:style-name="T6">Create backup if file exists</text:span> – <text:span text:style-name="T27">If save path already contains saved file, old file will be renamed to *.bak </text:span></text:p>
              <text:p text:style-name="P4"/>
            </text:list-item>
            <text:list-item>
              <text:p text:style-name="P5"><text:span text:style-name="T6">Create log file</text:span> – <text:span text:style-name="T27">Some debug information will be saved to file. File will be created in “Save path” with name “Settings name”_serial_log.txt</text:span></text:p>
              <text:p text:style-name="P5"/>
            </text:list-item>
            <text:list-item>
              <text:p text:style-name="P5"><text:span text:style-name="T6">Write data to log file</text:span> – <text:span text:style-name="T36">Received data will be saved in log file.</text:span></text:p>
            </text:list-item>
          </text:list>
        </text:list-item>
      </text:list>
      <text:p text:style-name="P1"/>
      <text:p text:style-name="P1"/>
      <text:p text:style-name="P1"><text:soft-page-break/></text:p>
      <text:list xml:id="list194041493150123" text:continue-numbering="true" text:style-name="L1">
        <text:list-item>
          <text:p text:style-name="P27">File server</text:p>
          <text:p text:style-name="P8"/>
          <text:p text:style-name="P25">With file server you can download CNC program to machine and/or save it into computer remotely. <text:span text:style-name="T40">Auto save must be enabled to use File server function.</text:span></text:p>
          <text:p text:style-name="P25">How this works:</text:p>
          <text:list>
            <text:list-item>
              <text:list>
                <text:list-item>
                  <text:list>
                    <text:list-item>
                      <text:p text:style-name="P25">In CNC control create small program “Caller”, for example (Fanuc) O5555 in parenthesis write program number that you want download to CNC</text:p>
                      <text:p text:style-name="P25">%</text:p>
                      <text:p text:style-name="P25">:5555</text:p>
                      <text:p text:style-name="P25">(O4568)</text:p>
                      <text:p text:style-name="P25">M30</text:p>
                      <text:p text:style-name="P25">% </text:p>
                    </text:list-item>
                    <text:list-item>
                      <text:p text:style-name="P25">Send (punch) this program to computer, <text:span text:style-name="T37">in response computer will send you requested program.</text:span></text:p>
                    </text:list-item>
                    <text:list-item>
                      <text:p text:style-name="P25">As soon as possible, set CNC to receiving mode (Read), after few seconds <text:span text:style-name="T40">(Receiving time out plus Start sending after)</text:span> you should see incoming transmission <text:span text:style-name="T36">with program O4568</text:span>.</text:p>
                    </text:list-item>
                    <text:list-item>
                      <text:p text:style-name="P25">Any time you can also send CNC program to computer, it will be saved.</text:p>
                    </text:list-item>
                  </text:list>
                </text:list-item>
              </text:list>
            </text:list-item>
          </text:list>
          <text:p text:style-name="P25"/>
          <text:list text:continue-numbering="true">
            <text:list-item>
              <text:p text:style-name="P9"><text:span text:style-name="T14">Caller file name</text:span> <text:span text:style-name="T30">– </text:span><text:span text:style-name="T31">File name without extension of the program used to initiate transmission</text:span><text:span text:style-name="T30">. </text:span><text:span text:style-name="T34">Caller file name is always detected using build-in name detection.</text:span></text:p>
              <text:p text:style-name="P9"><text:span text:style-name="T30"/></text:p>
            </text:list-item>
            <text:list-item>
              <text:p text:style-name="P7"><text:span text:style-name="T7">Search for file name</text:span><text:span text:style-name="T17"> </text:span><text:span text:style-name="T33">– </text:span><text:a xlink:type="simple" xlink:href="http://doc.qt.io/qt-5/qregexp.html" text:style-name="Internet_20_link" text:visited-style-name="Visited_20_Internet_20_Link"><text:span text:style-name="T31">Regular expression</text:span></text:a> <text:span text:style-name="T36">used to find file name which will be sent back to CNC</text:span></text:p>
              <text:p text:style-name="P26">Examples:</text:p>
              <text:list>
                <text:list-item>
                  <text:p text:style-name="P26">Match, zero or one letter 'O' or colon four digits, zero or one dot and zero or one text NC or CNC <text:s/>in parenthesis</text:p>
                  <text:p text:style-name="P26">\((O|:){0,1}[0-9]{4,4}(\.){0,1}(NC|CNC){0,1}\) <text:span text:style-name="T37">e.g. O7582, O4589.NC, 8526, 1234.CNC</text:span></text:p>
                </text:list-item>
                <text:list-item>
                  <text:p text:style-name="P26">In EdytorNC you can test regular expression in menu Tools →function Clean up</text:p>
                </text:list-item>
                <text:list-item>
                  <text:p text:style-name="P34">colon character (:) is always replaced by letter 'O'</text:p>
                </text:list-item>
                <text:list-item>
                  <text:p text:style-name="P34">( ) [ ] , * ; <text:s/>characters are removed from detected file name</text:p>
                </text:list-item>
              </text:list>
              <text:p text:style-name="P26"/>
              <text:p text:style-name="P10"><text:span text:style-name="T32"/></text:p>
            </text:list-item>
            <text:list-item>
              <text:p text:style-name="P10"><text:span text:style-name="T14">Search path 1,2,3</text:span><text:span text:style-name="T32"> – </text:span><text:span text:style-name="T34">F</text:span><text:span text:style-name="T31">olders to look for files to send. </text:span><text:span text:style-name="T34">First is checked path 1 then 2 and last path 3.</text:span></text:p>
              <text:p text:style-name="P10"><text:span text:style-name="T31"/></text:p>
            </text:list-item>
            <text:list-item>
              <text:p text:style-name="P11"><text:span text:style-name="T15">Extension</text:span> <text:span text:style-name="T30">– </text:span><text:span text:style-name="T34">If found file name will not contain extension this extension will be used.</text:span></text:p>
              <text:p text:style-name="P11"><text:span text:style-name="T31"/></text:p>
            </text:list-item>
            <text:list-item>
              <text:p text:style-name="P11"><text:span text:style-name="T15">Reconnect time</text:span><text:span text:style-name="T31"> – </text:span><text:span text:style-name="T34">If serial port will not be open, try to open it after this time.</text:span></text:p>
              <text:p text:style-name="P11"><text:span text:style-name="T31"/></text:p>
            </text:list-item>
          </text:list>
        </text:list-item>
      </text:list>
      <text:p text:style-name="P38"><text:span text:style-name="T30">“Caller” program for Fanuc CNC:</text:span></text:p>
      <text:list xml:id="list194039934542536" text:continue-numbering="true" text:style-name="L1">
        <text:list-header>
          <text:p text:style-name="P43">%</text:p>
          <text:p text:style-name="P43">:5555</text:p>
          <text:p text:style-name="P43">(O4568)</text:p>
          <text:p text:style-name="P43">M30</text:p>
          <text:p text:style-name="P43"><text:span text:style-name="T36">% </text:span></text:p>
        </text:list-header>
      </text:list>
      <text:p text:style-name="P37">Some settings should be:</text:p>
      <text:p text:style-name="P37">File server:</text:p>
      <text:p text:style-name="P40">Caller file name: O5555</text:p>
      <text:p text:style-name="P40"><text:soft-page-break/>Search for file name: <text:span text:style-name="T36">\((O|:){0,1}[0-9]{4,4}(\.){0,1}(NC|CNC){0,1}\)</text:span></text:p>
      <text:p text:style-name="P37">Options – receiving:</text:p>
      <text:p text:style-name="P40">Time out: 3-5s</text:p>
      <text:p text:style-name="P37">Options – sending:</text:p>
      <text:p text:style-name="P40">Start sending after: about 10s (time for operator to set CNC into receiving mode (Read))</text:p>
      <text:p text:style-name="P40">or</text:p>
      <text:p text:style-name="P37">Set Wait for CTC or XON</text:p>
      <text:p text:style-name="P37"/>
      <text:p text:style-name="P37"/>
      <text:p text:style-name="P42">For more help:</text:p>
      <text:p text:style-name="P42"><text:a xlink:type="simple" xlink:href="https://plus.google.com/communities/117267107585407507443" text:style-name="Internet_20_link" text:visited-style-name="Visited_20_Internet_20_Link">https://plus.google.com/communities/117267107585407507443</text:a></text:p>
      <text:p text:style-name="P42"/>
      <text:p text:style-name="P35"/>
      <text:p text:style-name="P35"/>
      <text:p text:style-name="P35"/>
      <text:p text:style-name="P35"/>
      <text:p text:style-name="P51"><text:span text:style-name="T19"><text:s/></text:span><text:span text:style-name="T41">*</text:span><text:span text:style-name="T19"> <text:s text:c="2"/></text:span><text:span text:style-name="T41">This</text:span><text:span text:style-name="T19"> </text:span><text:span text:style-name="T41">file</text:span><text:span text:style-name="T19"> </text:span><text:span text:style-name="T41">is</text:span><text:span text:style-name="T19"> </text:span><text:span text:style-name="T41">part</text:span><text:span text:style-name="T19"> </text:span><text:span text:style-name="T41">of</text:span><text:span text:style-name="T19"> </text:span><text:span text:style-name="T41">EdytorNC.</text:span><text:span text:style-name="T19"> <text:s text:c="39"/></text:span><text:span text:style-name="T41">*</text:span></text:p>
      <text:p text:style-name="P46"><text:span text:style-name="T19"><text:s/></text:span><text:span text:style-name="T41">*</text:span><text:span text:style-name="T19"> <text:s text:c="72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EdytorNC</text:span><text:span text:style-name="T19"> </text:span><text:span text:style-name="T41">is</text:span><text:span text:style-name="T19"> </text:span><text:span text:style-name="T41">free</text:span><text:span text:style-name="T19"> </text:span><text:span text:style-name="T41">software;</text:span><text:span text:style-name="T19"> </text:span><text:span text:style-name="T41">you</text:span><text:span text:style-name="T19"> </text:span><text:span text:style-name="T41">can</text:span><text:span text:style-name="T19"> </text:span><text:span text:style-name="T41">redistribute</text:span><text:span text:style-name="T19"> </text:span><text:span text:style-name="T41">it</text:span><text:span text:style-name="T19"> </text:span><text:span text:style-name="T41">and/or</text:span><text:span text:style-name="T19"> </text:span><text:span text:style-name="T41">modify</text:span><text:span text:style-name="T19"> <text:s text:c="5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it</text:span><text:span text:style-name="T19"> </text:span><text:span text:style-name="T41">under</text:span><text:span text:style-name="T19"> </text:span><text:span text:style-name="T41">the</text:span><text:span text:style-name="T19"> </text:span><text:span text:style-name="T41">terms</text:span><text:span text:style-name="T19"> </text:span><text:span text:style-name="T41">of</text:span><text:span text:style-name="T19"> </text:span><text:span text:style-name="T41">the</text:span><text:span text:style-name="T19"> </text:span><text:span text:style-name="T41">GNU</text:span><text:span text:style-name="T19"> </text:span><text:span text:style-name="T41">General</text:span><text:span text:style-name="T19"> </text:span><text:span text:style-name="T41">Public</text:span><text:span text:style-name="T19"> </text:span><text:span text:style-name="T41">License</text:span><text:span text:style-name="T19"> </text:span><text:span text:style-name="T41">as</text:span><text:span text:style-name="T19"> </text:span><text:span text:style-name="T41">published</text:span><text:span text:style-name="T19"> </text:span><text:span text:style-name="T41">by</text:span><text:span text:style-name="T19"> <text:s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the</text:span><text:span text:style-name="T19"> </text:span><text:span text:style-name="T41">Free</text:span><text:span text:style-name="T19"> </text:span><text:span text:style-name="T41">Software</text:span><text:span text:style-name="T19"> </text:span><text:span text:style-name="T41">Foundation;</text:span><text:span text:style-name="T19"> </text:span><text:span text:style-name="T41">either</text:span><text:span text:style-name="T19"> </text:span><text:span text:style-name="T41">version</text:span><text:span text:style-name="T19"> </text:span><text:span text:style-name="T41">2</text:span><text:span text:style-name="T19"> </text:span><text:span text:style-name="T41">of</text:span><text:span text:style-name="T19"> </text:span><text:span text:style-name="T41">the</text:span><text:span text:style-name="T19"> </text:span><text:span text:style-name="T41">License,</text:span><text:span text:style-name="T19"> </text:span><text:span text:style-name="T41">or</text:span><text:span text:style-name="T19"> <text:s text:c="4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(at</text:span><text:span text:style-name="T19"> </text:span><text:span text:style-name="T41">your</text:span><text:span text:style-name="T19"> </text:span><text:span text:style-name="T41">option)</text:span><text:span text:style-name="T19"> </text:span><text:span text:style-name="T41">any</text:span><text:span text:style-name="T19"> </text:span><text:span text:style-name="T41">later</text:span><text:span text:style-name="T19"> </text:span><text:span text:style-name="T41">version.</text:span><text:span text:style-name="T19"> <text:s text:c="34"/></text:span><text:span text:style-name="T41">*</text:span></text:p>
      <text:p text:style-name="P46"><text:span text:style-name="T19"><text:s/></text:span><text:span text:style-name="T41">*</text:span><text:span text:style-name="T19"> <text:s text:c="72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This</text:span><text:span text:style-name="T19"> </text:span><text:span text:style-name="T41">program</text:span><text:span text:style-name="T19"> </text:span><text:span text:style-name="T41">is</text:span><text:span text:style-name="T19"> </text:span><text:span text:style-name="T41">distributed</text:span><text:span text:style-name="T19"> </text:span><text:span text:style-name="T41">in</text:span><text:span text:style-name="T19"> </text:span><text:span text:style-name="T41">the</text:span><text:span text:style-name="T19"> </text:span><text:span text:style-name="T41">hope</text:span><text:span text:style-name="T19"> </text:span><text:span text:style-name="T41">that</text:span><text:span text:style-name="T19"> </text:span><text:span text:style-name="T41">it</text:span><text:span text:style-name="T19"> </text:span><text:span text:style-name="T41">will</text:span><text:span text:style-name="T19"> </text:span><text:span text:style-name="T41">be</text:span><text:span text:style-name="T19"> </text:span><text:span text:style-name="T41">useful,</text:span><text:span text:style-name="T19"> <text:s text:c="6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but</text:span><text:span text:style-name="T19"> </text:span><text:span text:style-name="T41">WITHOUT</text:span><text:span text:style-name="T19"> </text:span><text:span text:style-name="T41">ANY</text:span><text:span text:style-name="T19"> </text:span><text:span text:style-name="T41">WARRANTY;</text:span><text:span text:style-name="T19"> </text:span><text:span text:style-name="T41">without</text:span><text:span text:style-name="T19"> </text:span><text:span text:style-name="T41">even</text:span><text:span text:style-name="T19"> </text:span><text:span text:style-name="T41">the</text:span><text:span text:style-name="T19"> </text:span><text:span text:style-name="T41">implied</text:span><text:span text:style-name="T19"> </text:span><text:span text:style-name="T41">warranty</text:span><text:span text:style-name="T19"> </text:span><text:span text:style-name="T41">of</text:span><text:span text:style-name="T19"> <text:s text:c="7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MERCHANTABILITY</text:span><text:span text:style-name="T19"> </text:span><text:span text:style-name="T41">or</text:span><text:span text:style-name="T19"> </text:span><text:span text:style-name="T41">FITNESS</text:span><text:span text:style-name="T19"> </text:span><text:span text:style-name="T41">FOR</text:span><text:span text:style-name="T19"> </text:span><text:span text:style-name="T41">A</text:span><text:span text:style-name="T19"> </text:span><text:span text:style-name="T41">PARTICULAR</text:span><text:span text:style-name="T19"> </text:span><text:span text:style-name="T41">PURPOSE.</text:span><text:span text:style-name="T19"> <text:s/></text:span><text:span text:style-name="T41">See</text:span><text:span text:style-name="T19"> </text:span><text:span text:style-name="T41">the</text:span><text:span text:style-name="T19"> <text:s text:c="8"/></text:span><text:span text:style-name="T41">*</text:span></text:p>
      <text:p text:style-name="P46"><text:span text:style-name="T19"><text:s/></text:span><text:span text:style-name="T41">*</text:span><text:span text:style-name="T19"> <text:s text:c="2"/></text:span><text:span text:style-name="T41">GNU</text:span><text:span text:style-name="T19"> </text:span><text:span text:style-name="T41">General</text:span><text:span text:style-name="T19"> </text:span><text:span text:style-name="T41">Public</text:span><text:span text:style-name="T19"> </text:span><text:span text:style-name="T41">License</text:span><text:span text:style-name="T19"> </text:span><text:span text:style-name="T41">for</text:span><text:span text:style-name="T19"> </text:span><text:span text:style-name="T41">more</text:span><text:span text:style-name="T19"> </text:span><text:span text:style-name="T41">details.</text:span><text:span text:style-name="T19"> <text:s text:c="25"/></text:span><text:span text:style-name="T41">*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Verdana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9:58:38.126411276</meta:creation-date>
    <dc:date>2015-09-05T19:40:39.338048171</dc:date>
    <meta:editing-duration>PT3H1M7S</meta:editing-duration>
    <meta:editing-cycles>9</meta:editing-cycles>
    <meta:generator>LibreOffice/4.3.7.2$Linux_X86_64 LibreOffice_project/430m0$Build-2</meta:generator>
    <meta:document-statistic meta:table-count="0" meta:image-count="0" meta:object-count="0" meta:page-count="5" meta:paragraph-count="171" meta:word-count="1430" meta:character-count="8460" meta:non-whitespace-character-count="6907"/>
  </office:meta>
</office:document-meta>
</file>